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component description</text:p>
          </table:table-cell>
          <table:table-cell office:value-type="string">
            <text:p>tes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tting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nectivit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ort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ok collection view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uthor collection view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terory collection view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ok note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lated books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xt viewe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tf viewe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ml viewe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df viewe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s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20.02.2010</text:date>, <text:time>21:07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v </meta:initial-creator>
    <meta:creation-date>2010-02-20T17:45:03</meta:creation-date>
    <meta:generator>OpenOffice.org/3.2$Linux OpenOffice.org_project/320m12$Build-9483</meta:generator>
    <dc:date>2010-02-20T21:07:51</dc:date>
    <dc:creator>eav </dc:creator>
    <meta:editing-duration>PT00H23M09S</meta:editing-duration>
    <meta:editing-cycles>3</meta:editing-cycles>
    <meta:document-statistic meta:table-count="3" meta:cell-count="30" meta:object-count="0"/>
  </office:meta>
</office:document-meta>
</file>